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TestRunner.addFailure( Test theTest , AssertionFailedError theAssertionFailed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TestRunner.testEnded( String the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TestRunner.addError( Test theTest ,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TestRunner.loadSuiteClass( String theSuit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ppTestRunner.testFailed( int theStatus , Test theTest ,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TestRunner.endTest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TestRunner.runFailed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TestRunner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TestRunner.startTest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TestRunner.testStarted( String the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